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D28A4A1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marker-start-width="0.192cm" draw:marker-end-width="0.192cm" draw:fill="none" draw:textarea-horizontal-align="center" draw:textarea-vertical-align="top" draw:color-mode="standard" draw:luminance="0%" draw:contrast="0%" draw:gamma="100%" draw:red="0%" draw:green="0%" draw:blue="0%" fo:clip="rect(0cm, 0cm, 0cm, 0cm)" draw:image-opacity="75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  <style:text-properties fo:font-family="Shanghai" style:font-pitch="variable" fo:font-size="210pt" style:font-size-asian="210pt" style:font-size-complex="210pt"/>
    </style:style>
    <style:style style:name="T1" style:family="text">
      <style:text-properties fo:font-family="Shanghai" style:font-pitch="variable" fo:font-size="210pt" style:font-size-asian="210pt" style:font-size-complex="210pt"/>
    </style:style>
    <style:style style:name="T2" style:family="text">
      <style:text-properties fo:font-family="Shanghai" style:font-pitch="variable" fo:font-size="40pt" style:font-size-asian="40pt" style:font-size-complex="40pt"/>
    </style:style>
    <style:style style:name="T3" style:family="text">
      <style:text-properties fo:font-family="Shanghai" style:font-pitch="variable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7.94cm" svg:height="21cm" svg:x="0cm" svg:y="0cm">
          <draw:image xlink:href="Pictures/100000000000050000000400D28A4A15.png" xlink:type="simple" xlink:show="embed" xlink:actuate="onLoad">
            <text:p text:style-name="P1"><text:span text:style-name="T1">Shogi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Touch Anywhere</text:span></text:p>
            <text:p text:style-name="P1"><text:span text:style-name="T3">to Begin</text:span></text:p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thony Westover</meta:initial-creator>
    <meta:creation-date>2010-04-29T13:07:06.21</meta:creation-date>
    <meta:editing-duration>PT03H27M06S</meta:editing-duration>
    <meta:editing-cycles>3</meta:editing-cycles>
    <dc:date>2010-05-03T15:23:25.83</dc:date>
    <dc:creator>Anthony Westover</dc:creator>
    <meta:generator>OpenOffice.org/3.1$Win32 OpenOffice.org_project/310m11$Build-9399</meta:generator>
    <meta:document-statistic meta:object-count="24"/>
  </office:meta>
</office:document-meta>
</file>